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iteTree.pre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iteTree.removeNodeInternal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iteTree.addNode( String parentid , String id , String uuid , boolean visibleInNav , String href , String suffix , boolean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save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iteTree.addNode( String path , String uuid , boolean visibleInNav , String href , String suffix , boolean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iteTree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getNodeInternal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iteTree.getByUuid( String uuid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iteTree.moveUp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SiteTree.creat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iteTree.add( String path , String followingSibling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iteTree.addNode( String parentPath , String name , String uuid , boolean visibleInNav , String href , String suffix , boolean link , String refpa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efaultSiteTree.addNode( SiteTreeNode node , String ref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iteTree.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addLabel( String path , String language ,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iteTree.containsByUuid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addNode( String path , String uuid , boolean visibleInNav , String href , String suffix , boolean link , String ref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iteTree.addNode( String parentid , String id , String uuid , boolean visibleInN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contains( String path ,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iteTree.add( String path , org . apache . lenya . cms . publication . Document 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iteTree.getNodesByXpath( String x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SiteTree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DefaultSiteTree( DocumentFactory factory , Publication publication , String _area , ServiceManager manager , Logger 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SiteTree.createParents( final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iteTree.moveDown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SiteTree.ad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iteTree.findNode( Node node , List id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iteTree.copyLinks( SiteTreeNode source , SiteTreeNod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iteTree.getByUuidInternal( String uuid ,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iteTree.getTopLevel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getNode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iteTree.removeLabel( String path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iteTre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removeNode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SiteTree.setLabel( String path , String language ,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iteTree.get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iteTree.getNodeByXpath( String x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iteTree.contains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iteTree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addNode( Sit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teTree.getRepository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SiteTree.containsInAnyLanguage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iteTree.getRoo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